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83in"/>
    </style:style>
    <style:style style:name="Table1.B" style:family="table-column">
      <style:table-column-properties style:column-width="2.0708in"/>
    </style:style>
    <style:style style:name="Table1.C" style:family="table-column">
      <style:table-column-properties style:column-width="1.7201in"/>
    </style:style>
    <style:style style:name="Table1.D" style:family="table-column">
      <style:table-column-properties style:column-width="1.825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1f31b0" style:font-weight-asian="bold" style:font-weight-complex="bold"/>
    </style:style>
    <style:style style:name="P3" style:family="paragraph" style:parent-style-name="Standard">
      <style:text-properties fo:font-weight="bold" officeooo:paragraph-rsid="001f31b0" style:font-weight-asian="bold"/>
    </style:style>
    <style:style style:name="P4" style:family="paragraph" style:parent-style-name="Standard">
      <style:text-properties officeooo:paragraph-rsid="001f31b0"/>
    </style:style>
    <style:style style:name="P5" style:family="paragraph" style:parent-style-name="Text_20_body">
      <style:paragraph-properties fo:text-align="center" style:justify-single-word="false"/>
      <style:text-properties officeooo:paragraph-rsid="0027d686"/>
    </style:style>
    <style:style style:name="P6" style:family="paragraph" style:parent-style-name="Table_20_Contents">
      <style:text-properties officeooo:paragraph-rsid="002fbb22"/>
    </style:style>
    <style:style style:name="P7" style:family="paragraph" style:parent-style-name="Table_20_Contents">
      <style:text-properties officeooo:paragraph-rsid="003538ad"/>
    </style:style>
    <style:style style:name="P8" style:family="paragraph" style:parent-style-name="Standard">
      <style:text-properties officeooo:paragraph-rsid="003ef7fe"/>
    </style:style>
    <style:style style:name="P9" style:family="paragraph" style:parent-style-name="Standard">
      <style:text-properties fo:font-weight="bold" officeooo:rsid="003ef7fe" officeooo:paragraph-rsid="003ef7fe" style:font-weight-asian="bold" style:font-weight-complex="bold"/>
    </style:style>
    <style:style style:name="P10" style:family="paragraph" style:parent-style-name="Standard">
      <style:text-properties officeooo:paragraph-rsid="0043585f"/>
    </style:style>
    <style:style style:name="P11" style:family="paragraph" style:parent-style-name="Table_20_Contents">
      <style:text-properties officeooo:rsid="00400304" officeooo:paragraph-rsid="00400304"/>
    </style:style>
    <style:style style:name="P12" style:family="paragraph" style:parent-style-name="Table_20_Contents">
      <style:text-properties fo:font-weight="bold" officeooo:rsid="00400304" officeooo:paragraph-rsid="00400304" style:font-weight-asian="bold" style:font-weight-complex="bold"/>
    </style:style>
    <style:style style:name="P13" style:family="paragraph" style:parent-style-name="Table_20_Contents">
      <style:text-properties officeooo:paragraph-rsid="00390c9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243e89" style:font-size-asian="12pt" style:font-size-complex="12pt"/>
    </style:style>
    <style:style style:name="T6" style:family="text">
      <style:text-properties fo:font-size="12pt" officeooo:rsid="002ee117" style:font-size-asian="12pt" style:font-size-complex="12pt"/>
    </style:style>
    <style:style style:name="T7" style:family="text">
      <style:text-properties fo:font-size="12pt" officeooo:rsid="002fbb22" style:font-size-asian="12pt" style:font-size-complex="12pt"/>
    </style:style>
    <style:style style:name="T8" style:family="text">
      <style:text-properties fo:font-size="12pt" officeooo:rsid="0038a1ea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officeooo:rsid="0009095e"/>
    </style:style>
    <style:style style:name="T11" style:family="text">
      <style:text-properties officeooo:rsid="002fbb2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ef7fe" style:font-weight-asian="normal" style:font-weight-complex="normal"/>
    </style:style>
    <style:style style:name="T14" style:family="text">
      <style:text-properties officeooo:rsid="003ef7fe"/>
    </style:style>
    <style:style style:name="T15" style:family="text">
      <style:text-properties officeooo:rsid="0043585f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4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0">7</text:span>:00 – 1<text:span text:style-name="T10">8</text:span>:00, Jueves 1<text:span text:style-name="T10">5</text:span>:00 – 1<text:span text:style-name="T10">6</text:span>:00</text:p>
      <text:p text:style-name="P3">Grupo:<text:tab/><text:tab/>7A</text:p>
      <text:p text:style-name="Standard"/>
      <text:p text:style-name="P5"><text:span text:style-name="Strong_20_Emphasis"><text:span text:style-name="T3">HW_</text:span></text:span><text:span text:style-name="Strong_20_Emphasis"><text:span text:style-name="T8">10</text:span></text:span><text:span text:style-name="Strong_20_Emphasis"><text:span text:style-name="T5">.</text:span></text:span><text:span text:style-name="Strong_20_Emphasis"><text:span text:style-name="T6">1</text:span></text:span><text:span text:style-name="Strong_20_Emphasis"><text:span text:style-name="T3"> <text:s/></text:span></text:span><text:span text:style-name="Strong_20_Emphasis"><text:span text:style-name="T7"><text:s/>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75426951">
              <text:section text:style-name="Sect1" text:name="md-content-283092045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Excellent</text:p>
                      </table:table-cell>
                      <table:table-cell table:style-name="Table1.A1" office:value-type="string">
                        <text:p text:style-name="Table_20_Heading">Proficient</text:p>
                      </table:table-cell>
                      <table:table-cell table:style-name="Table1.A1" office:value-type="string">
                        <text:p text:style-name="Table_20_Heading">Needs Improvement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P9">Translations</text:p>
                      <text:p text:style-name="P10">* Abstract <text:span text:style-name="T14">+</text:span> Conclusion</text:p>
                      <text:p text:style-name="P10">* Abstract <text:span text:style-name="T14">+ </text:span>first 4 <text:span text:style-name="T14">para</text:span><text:span text:style-name="T15">g</text:span><text:span text:style-name="T14">,</text:span> Intro, <text:span text:style-name="T14">+</text:span> Concl.</text:p>
                      <text:p text:style-name="P8"><text:span text:style-name="Strong_20_Emphasis"><text:span text:style-name="T12"><text:s/>* Abstract </text:span></text:span><text:span text:style-name="Strong_20_Emphasis"><text:span text:style-name="T13">+</text:span></text:span><text:span text:style-name="Strong_20_Emphasis"><text:span text:style-name="T12"> Overview</text:span></text:span></text:p>
                    </table:table-cell>
                    <table:table-cell table:style-name="Table1.A1" office:value-type="string">
                      <text:p text:style-name="P13">Precise translation maintaining technical terminology, nuanced meaning, and scientific context in Spanish for all specified sections</text:p>
                    </table:table-cell>
                    <table:table-cell table:style-name="Table1.A1" office:value-type="string">
                      <text:p text:style-name="P13">Generally accurate translation with minor linguistic or technical imprecisions</text:p>
                    </table:table-cell>
                    <table:table-cell table:style-name="Table1.A1" office:value-type="string">
                      <text:p text:style-name="P13">Inaccurate or incomplete translation that loses critical scientific meaning</text:p>
                    </table:table-cell>
                  </table:table-row>
                  <table:table-row>
                    <table:table-cell table:style-name="Table1.A1" office:value-type="string">
                      <text:p text:style-name="P12">Summaries</text:p>
                      <text:p text:style-name="P11">* arg.s</text:p>
                      <text:p text:style-name="P11">* conclusions</text:p>
                      <text:p text:style-name="P11">* recommend.s</text:p>
                      <text:p text:style-name="P11"/>
                    </table:table-cell>
                    <table:table-cell table:style-name="Table1.A1" office:value-type="string">
                      <text:p text:style-name="P13">Precise translation maintaining technical terminology, nuanced meaning, and scientific context in Spanish for all specified sections</text:p>
                    </table:table-cell>
                    <table:table-cell table:style-name="Table1.A1" office:value-type="string">
                      <text:p text:style-name="P13">Generally accurate translation with minor linguistic or technical imprecisions</text:p>
                    </table:table-cell>
                    <table:table-cell table:style-name="Table1.A1" office:value-type="string">
                      <text:p text:style-name="P13">Inaccurate or incomplete translation that loses critical scientific meaning</text:p>
                    </table:table-cell>
                  </table:table-row>
                  <table:table-row>
                    <table:table-cell table:style-name="Table1.A1" office:value-type="string">
                      <text:p text:style-name="P6"><text:span text:style-name="Strong_20_Emphasis"><text:span text:style-name="T11">Writing Quality and Presentation</text:span></text:span></text:p>
                    </table:table-cell>
                    <table:table-cell table:style-name="Table1.A1" office:value-type="string">
                      <text:p text:style-name="P6">Impeccable academic English; precise legal terminology; grammatically flawless Meticulously organized; professional formatting</text:p>
                    </table:table-cell>
                    <table:table-cell table:style-name="Table1.A1" office:value-type="string">
                      <text:p text:style-name="P6">Clear academic English with minor linguistic errors; Generally well-organized with minor presentational issues</text:p>
                    </table:table-cell>
                    <table:table-cell table:style-name="Table1.A1" office:value-type="string">
                      <text:p text:style-name="P6">Significant language barriers; unclear communication; Disorganized; lacks professional academic standards</text:p>
                    </table:table-cell>
                  </table:table-row>
                </table:table>
              </text:section>
            </text:section>
          </text:section>
        </text:section>
        <text:p text:style-name="Standard"><text:span text:style-name="Strong_20_Emphasis"/></text:p>
        <text:p text:style-name="Standard"><text:span text:style-name="Strong_20_Emphasis"><text:span text:style-name="T11">A</text:span></text:span><text:span text:style-name="Strong_20_Emphasis"><text:span text:style-name="T9">ssignment</text:span></text:span><text:span text:style-name="Strong_20_Emphasis">:</text:span></text:p>
        <text:p text:style-name="Standard">HW_10.1<text:tab/>[Due: 08 Apr 2025]</text:p>
        <text:p text:style-name="Standard"/>
        <text:p text:style-name="Standard">--- Task 1</text:p>
        <text:p text:style-name="Standard">Read/scan the following documents:</text:p>
        <text:p text:style-name="Standard"><text:tab/>a) "Fault Lines in the Rule of Law: Europe’s Present and the Presence of its Past".pdf</text:p>
        <text:p text:style-name="Standard"><text:tab/>b) "Judicial relational legal consciousness: Authoritarian backsliding as a catalyst of change".pdf</text:p>
        <text:p text:style-name="Standard"><text:tab/>c) "Governance of global peace and security through the international courts: Serving a holistic </text:p>
        <text:p text:style-name="Standard"><text:tab/>purpose or maintaining hegemony?'.pdf</text:p>
        <text:p text:style-name="Standard"><text:tab/></text:p>
        <text:p text:style-name="Standard"/>
        <text:p text:style-name="Standard"><text:soft-page-break/>--- Task 2</text:p>
        <text:p text:style-name="Standard">Translate into Spanish:</text:p>
        <text:p text:style-name="Standard"><text:tab/>i) The Abstract and the Conclusion from Document a) in Task 1</text:p>
        <text:p text:style-name="Standard"><text:tab/>ii) The Abstract, the first four (4) paragraphs of the Introduction, and the Conclusion from <text:tab/>Document b) in Task 1</text:p>
        <text:p text:style-name="Standard"><text:tab/>iii) The Abstract and the section, "Overview of ICC, ICJ, and WTO Judicial Systems" from </text:p>
        <text:p text:style-name="Standard"><text:tab/>Document c) in Task 1</text:p>
        <text:p text:style-name="Standard"/>
        <text:p text:style-name="Standard">--- Task 3</text:p>
        <text:p text:style-name="Standard">Summary/Critique:</text:p>
        <text:p text:style-name="Standard"><text:tab/>For each article in Task 1 above, very briefly summarize the author's main argument and their recommendation(s) and/or conclusion(s)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1T20:25:57.281749506</dc:date>
    <meta:editing-duration>PT2H58M48S</meta:editing-duration>
    <meta:editing-cycles>49</meta:editing-cycles>
    <meta:generator>LibreOffice/7.3.7.2$Linux_X86_64 LibreOffice_project/30$Build-2</meta:generator>
    <meta:document-statistic meta:table-count="1" meta:image-count="1" meta:object-count="0" meta:page-count="2" meta:paragraph-count="48" meta:word-count="313" meta:character-count="2299" meta:non-whitespace-character-count="2003"/>
  </office:meta>
</office:document-meta>
</file>